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tory 5</text:p>
      <text:p text:style-name="Standard">„Auftrag Erteilung“</text:p>
      <text:p text:style-name="Standard"/>
      <text:p text:style-name="Standard">Misha Kaufmann loggt sich ein (es gibt ein Link aus der Homepage).</text:p>
      <text:p text:style-name="Standard">Füllt Web-Formular mit:</text:p>
      <text:list xml:id="list179711492" text:style-name="L1">
        <text:list-item>
          <text:p text:style-name="P1">Lade und Verlade- Stationen</text:p>
        </text:list-item>
        <text:list-item>
          <text:p text:style-name="P1">Soll der Wagen plombiert werden</text:p>
        </text:list-item>
        <text:list-item>
          <text:p text:style-name="P1">Zeit und Datum ab wann Ladung kann abgeholt werden für jedes Ladepunkt</text:p>
        </text:list-item>
        <text:list-item>
          <text:p text:style-name="P1">Für jede Verladestation: Zeitspanne wann geliefert werden soll</text:p>
        </text:list-item>
        <text:list-item>
          <text:p text:style-name="P1">Art der Ladung</text:p>
        </text:list-item>
        <text:list-item>
          <text:p text:style-name="P1">Volumen</text:p>
        </text:list-item>
        <text:list-item>
          <text:p text:style-name="P1">Gewicht</text:p>
        </text:list-item>
        <text:list-item>
          <text:p text:style-name="P1">Preis</text:p>
        </text:list-item>
        <text:list-item>
          <text:p text:style-name="P1">Verfallszeitpunkt des Auftrages</text:p>
        </text:list-item>
        <text:list-item>
          <text:p text:style-name="P1">Zusätzliches Kommentar vom Auftraggeber (optional)</text:p>
        </text:list-item>
      </text:list>
      <text:p text:style-name="Standard"/>
      <text:p text:style-name="Standard">Evtl. kriegt eine Ablehnung (per Email) wenn System sofort sieht, dass Auftrag nicht erfüllt werden kann.</text:p>
      <text:p text:style-name="Standard">Andernfalls, kriegt eine Nachricht mit der Auftragsnummer.</text:p>
      <text:p text:style-name="Standard"/>
      <text:p text:style-name="Standard">Der Auftrag geht in den Pool aktiver Aufträge und wird dort bearbeitet vom System.</text:p>
      <text:p text:style-name="Standard"/>
      <text:p text:style-name="Standard">Sobald System erkennt dass <text:s/>Auftrag nicht erfüllt werden kann, kriegt M.Kaufmann eine Email.</text:p>
      <text:p text:style-name="Standard">Andernfalls, falls ein Fahrer es angenommen hat, kriegt Nachricht bzw. Bestättigung mit</text:p>
      <text:list xml:id="list1510552555" text:style-name="L2">
        <text:list-item>
          <text:p text:style-name="P2">Fahrzeug-Kennzeichen</text:p>
        </text:list-item>
        <text:list-item>
          <text:p text:style-name="P2">Evtl. weiter Informationen über Fahrer.</text:p>
        </text:list-item>
      </text:list>
      <text:p text:style-name="Standard"/>
      <text:p text:style-name="Standard">Falls bis zum Verfallszeitpunkt (bzw. bis 1 Std. vor dem Zeitpunkt des Aufladens) der Auftrag noch nicht angenommen wurde kriegt M. Kaufmann eine Nachric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.H </meta:initial-creator>
    <meta:creation-date>2012-01-05T16:38:23</meta:creation-date>
    <dc:date>2012-01-09T11:02:06</dc:date>
    <dc:creator>Mr.H </dc:creator>
    <meta:editing-duration>PT00H44M43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22" meta:word-count="168" meta:character-count="1075"/>
  </office:meta>
</office:document-meta>
</file>